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5" svg:font-family="Tahoma"/>
    <style:font-face style:name="Colibri1" svg:font-family="Colibri"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1" svg:font-family="'Arial Unicode MS'" style:font-pitch="variable"/>
    <style:font-face style:name="Lucida Sans Unicode" svg:font-family="'Lucida Sans Unicode'" style:font-pitch="variable"/>
    <style:font-face style:name="Tahoma4" svg:font-family="Tahoma"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4"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text-properties style:font-name="Tahoma1" fo:font-size="10pt" officeooo:rsid="000e3a40" officeooo:paragraph-rsid="000e3a40"/>
    </style:style>
    <style:style style:name="P5" style:family="paragraph" style:parent-style-name="Table_20_Contents">
      <style:text-properties style:font-name="Tahoma1" fo:font-size="10pt" officeooo:rsid="00169a0c" officeooo:paragraph-rsid="00169a0c"/>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tandard">
      <style:text-properties officeooo:rsid="00047599" officeooo:paragraph-rsid="000c03af"/>
    </style:style>
    <style:style style:name="P11" style:family="paragraph" style:parent-style-name="Standard">
      <style:text-properties officeooo:rsid="00080124" officeooo:paragraph-rsid="000c03af"/>
    </style:style>
    <style:style style:name="P12" style:family="paragraph" style:parent-style-name="Standard">
      <style:text-properties officeooo:rsid="00095c6b" officeooo:paragraph-rsid="000c03af"/>
    </style:style>
    <style:style style:name="P13" style:family="paragraph" style:parent-style-name="Standard">
      <style:paragraph-properties fo:text-align="justify" style:justify-single-word="false"/>
      <style:text-properties officeooo:rsid="000b417d" officeooo:paragraph-rsid="000c03af"/>
    </style:style>
    <style:style style:name="P14" style:family="paragraph" style:parent-style-name="Text_20_body">
      <style:text-properties officeooo:paragraph-rsid="000c03af"/>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0f8aba"/>
    </style:style>
    <style:style style:name="P17" style:family="paragraph" style:parent-style-name="Text_20_body">
      <style:paragraph-properties fo:text-align="justify" style:justify-single-word="false"/>
      <style:text-properties officeooo:paragraph-rsid="00106bee"/>
    </style:style>
    <style:style style:name="P18"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Text_20_body">
      <style:text-properties officeooo:rsid="0016619d" officeooo:paragraph-rsid="000c03af"/>
    </style:style>
    <style:style style:name="P20" style:family="paragraph" style:parent-style-name="Text_20_body">
      <style:text-properties style:font-name="Colibri"/>
    </style:style>
    <style:style style:name="P21" style:family="paragraph" style:parent-style-name="Text_20_body">
      <style:paragraph-properties fo:text-align="justify" style:justify-single-word="false"/>
      <style:text-properties officeooo:rsid="00095c6b"/>
    </style:style>
    <style:style style:name="P22" style:family="paragraph" style:parent-style-name="Text_20_body">
      <style:paragraph-properties fo:margin-left="0cm" fo:margin-right="0cm" fo:text-align="justify" style:justify-single-word="false" fo:text-indent="1.249cm" style:auto-text-indent="false"/>
      <style:text-properties officeooo:paragraph-rsid="000c03af"/>
    </style:style>
    <style:style style:name="P23" style:family="paragraph" style:parent-style-name="Text_20_body">
      <style:paragraph-properties fo:margin-left="0cm" fo:margin-right="0cm" fo:text-indent="1.249cm" style:auto-text-indent="false"/>
      <style:text-properties officeooo:paragraph-rsid="000c03af"/>
    </style:style>
    <style:style style:name="P24" style:family="paragraph" style:parent-style-name="Text_20_body">
      <style:paragraph-properties fo:margin-left="1.397cm" fo:margin-right="0cm" fo:text-align="justify" style:justify-single-word="false" fo:text-indent="-0.762cm" style:auto-text-indent="false"/>
      <style:text-properties officeooo:paragraph-rsid="000c03af"/>
    </style:style>
    <style:style style:name="P25"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rsid="000e3a40" officeooo:paragraph-rsid="000e3a40"/>
    </style:style>
    <style:style style:name="P26" style:family="paragraph" style:parent-style-name="Spec_20_-_20_Sous-titre_20_du_20_document">
      <style:text-properties fo:color="#000000" officeooo:rsid="000e3a40" officeooo:paragraph-rsid="000e3a40"/>
    </style:style>
    <style:style style:name="P27" style:family="paragraph" style:parent-style-name="Spec_20_-_20_Informations_20_2_20_de_20_première_20_page">
      <style:text-properties officeooo:rsid="000e3a40" officeooo:paragraph-rsid="000e3a40"/>
    </style:style>
    <style:style style:name="P28" style:family="paragraph" style:parent-style-name="Spec_20_-_20_Table_20_des_20_matières_20_-_20_Titre">
      <style:paragraph-properties fo:break-before="page"/>
    </style:style>
    <style:style style:name="P29"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3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31"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32" style:family="paragraph" style:parent-style-name="Text_20_body" style:list-style-name="L1">
      <style:text-properties style:font-name="Colibri"/>
    </style:style>
    <style:style style:name="P33" style:family="paragraph" style:parent-style-name="Text_20_body" style:list-style-name="L2">
      <style:text-properties style:font-name="Colibri"/>
    </style:style>
    <style:style style:name="P34" style:family="paragraph" style:parent-style-name="Text_20_body" style:list-style-name="L3">
      <style:text-properties style:font-name="Colibri"/>
    </style:style>
    <style:style style:name="P35" style:family="paragraph" style:parent-style-name="Text_20_body" style:list-style-name="L4">
      <style:paragraph-properties fo:text-align="justify" style:justify-single-word="false"/>
    </style:style>
    <style:style style:name="P36" style:family="paragraph" style:parent-style-name="Text_20_body" style:list-style-name="L7">
      <style:paragraph-properties fo:text-align="justify" style:justify-single-word="false"/>
    </style:style>
    <style:style style:name="P37" style:family="paragraph" style:parent-style-name="Text_20_body" style:list-style-name="L5">
      <style:paragraph-properties fo:text-align="justify" style:justify-single-word="false"/>
      <style:text-properties fo:font-style="italic" fo:font-weight="bold" officeooo:paragraph-rsid="00106bee"/>
    </style:style>
    <style:style style:name="P38" style:family="paragraph" style:parent-style-name="Text_20_body" style:list-style-name="L6">
      <style:paragraph-properties fo:text-align="justify" style:justify-single-word="false"/>
      <style:text-properties fo:font-style="italic" fo:font-weight="bold"/>
    </style:style>
    <style:style style:name="P39" style:family="paragraph" style:parent-style-name="Text_20_body" style:list-style-name="L8"/>
    <style:style style:name="P40" style:family="paragraph" style:parent-style-name="Text_20_body" style:list-style-name="L9"/>
    <style:style style:name="P41" style:family="paragraph" style:parent-style-name="Heading_20_1">
      <style:paragraph-properties fo:break-before="page"/>
    </style:style>
    <style:style style:name="P42" style:family="paragraph" style:parent-style-name="Heading_20_3">
      <style:text-properties officeooo:paragraph-rsid="000f8aba"/>
    </style:style>
    <style:style style:name="P43" style:family="paragraph" style:parent-style-name="Heading_20_2">
      <style:text-properties officeooo:rsid="00069124"/>
    </style:style>
    <style:style style:name="P44" style:family="paragraph">
      <style:paragraph-properties fo:text-align="center" style:text-autospace="ideograph-alpha" style:punctuation-wrap="hanging" style:line-break="strict" style:writing-mode="lr-tb"/>
    </style:style>
    <style:style style:name="P45" style:family="paragraph">
      <style:paragraph-properties fo:text-align="center" style:writing-mode="lr-tb"/>
    </style:style>
    <style:style style:name="P46" style:family="paragraph">
      <style:paragraph-properties style:text-autospace="ideograph-alpha" style:punctuation-wrap="hanging" style:line-break="strict" style:writing-mode="lr-tb"/>
    </style:style>
    <style:style style:name="T1" style:family="text">
      <style:text-properties officeooo:rsid="0016619d"/>
    </style:style>
    <style:style style:name="T2" style:family="text">
      <style:text-properties officeooo:rsid="00171f8c"/>
    </style:style>
    <style:style style:name="T3" style:family="text">
      <style:text-properties officeooo:rsid="00189297"/>
    </style:style>
    <style:style style:name="T4" style:family="text">
      <style:text-properties fo:font-variant="normal" fo:text-transform="none"/>
    </style:style>
    <style:style style:name="T5" style:family="text">
      <style:text-properties fo:font-variant="normal" fo:text-transform="none" officeooo:rsid="0004e279"/>
    </style:style>
    <style:style style:name="T6" style:family="text">
      <style:text-properties fo:font-variant="normal" fo:text-transform="none" officeooo:rsid="000c7424"/>
    </style:style>
    <style:style style:name="T7" style:family="text">
      <style:text-properties fo:font-variant="normal" fo:text-transform="none" officeooo:rsid="000e654f"/>
    </style:style>
    <style:style style:name="T8" style:family="text">
      <style:text-properties fo:font-variant="normal" fo:text-transform="none" fo:font-weight="bold" officeooo:rsid="000e654f"/>
    </style:style>
    <style:style style:name="T9" style:family="text">
      <style:text-properties fo:font-variant="normal" fo:text-transform="none" fo:font-weight="bold" officeooo:rsid="0013a4f4"/>
    </style:style>
    <style:style style:name="T10" style:family="text">
      <style:text-properties fo:font-variant="normal" fo:text-transform="none" fo:font-weight="bold" officeooo:rsid="000e654f" style:font-weight-asian="bold" style:font-weight-complex="bold"/>
    </style:style>
    <style:style style:name="T11" style:family="text">
      <style:text-properties officeooo:rsid="0015801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a54ea"/>
    </style:style>
    <style:style style:name="T15" style:family="text">
      <style:text-properties officeooo:rsid="00047599"/>
    </style:style>
    <style:style style:name="T16" style:family="text">
      <style:text-properties officeooo:rsid="000e654f"/>
    </style:style>
    <style:style style:name="T17" style:family="text">
      <style:text-properties fo:font-style="italic" fo:font-weight="bold"/>
    </style:style>
    <style:style style:name="T18" style:family="text">
      <style:text-properties officeooo:rsid="00080124"/>
    </style:style>
    <style:style style:name="T19" style:family="text">
      <style:text-properties officeooo:rsid="00069124"/>
    </style:style>
    <style:style style:name="T20" style:family="text">
      <style:text-properties officeooo:rsid="00080d13"/>
    </style:style>
    <style:style style:name="T21" style:family="text">
      <style:text-properties officeooo:rsid="001a54ea"/>
    </style:style>
    <style:style style:name="T22" style:family="text">
      <style:text-properties fo:font-style="normal" style:font-style-asian="normal" style:font-style-complex="normal"/>
    </style:style>
    <style:style style:name="T23" style:family="text">
      <style:text-properties fo:font-weight="normal" style:font-weight-asian="normal" style:font-weight-complex="normal"/>
    </style:style>
    <style:style style:name="T24" style:family="text">
      <style:text-properties officeooo:rsid="00095c6b"/>
    </style:style>
    <style:style style:name="T25" style:family="text">
      <style:text-properties officeooo:rsid="0004e279"/>
    </style:style>
    <style:style style:name="T26" style:family="text">
      <style:text-properties officeooo:rsid="000d3306"/>
    </style:style>
    <style:style style:name="T27" style:family="text">
      <style:text-properties officeooo:rsid="000fccca"/>
    </style:style>
    <style:style style:name="T28" style:family="text">
      <style:text-properties officeooo:rsid="000e90ad"/>
    </style:style>
    <style:style style:name="T29" style:family="text">
      <style:text-properties officeooo:rsid="0010f2ec"/>
    </style:style>
    <style:style style:name="T30" style:family="text">
      <style:text-properties officeooo:rsid="001111e6"/>
    </style:style>
    <style:style style:name="T31" style:family="text">
      <style:text-properties officeooo:rsid="00065ba4"/>
    </style:style>
    <style:style style:name="T32" style:family="text">
      <style:text-properties officeooo:rsid="00055c65"/>
    </style:style>
    <style:style style:name="T33" style:family="text">
      <style:text-properties officeooo:rsid="001b2933"/>
    </style:style>
    <style:style style:name="T34" style:family="text">
      <style:text-properties officeooo:rsid="001b4da2"/>
    </style:style>
    <style:style style:name="T35" style:family="text">
      <style:text-properties officeooo:rsid="000c03af"/>
    </style:style>
    <style:style style:name="T36" style:family="text">
      <style:text-properties officeooo:rsid="000c674f"/>
    </style:style>
    <style:style style:name="T37" style:family="text">
      <style:text-properties officeooo:rsid="000e3a40"/>
    </style:style>
    <style:style style:name="T38" style:family="text">
      <style:text-properties officeooo:rsid="00106bee"/>
    </style:style>
    <style:style style:name="T39" style:family="text">
      <style:text-properties officeooo:rsid="00124707"/>
    </style:style>
    <style:style style:name="T40" style:family="text">
      <style:text-properties officeooo:rsid="0013b222"/>
    </style:style>
    <style:style style:name="T41" style:family="text">
      <style:text-properties officeooo:rsid="0015c235"/>
    </style:style>
    <style:style style:name="T42" style:family="text">
      <style:text-properties officeooo:rsid="001a62f5"/>
    </style:style>
    <style:style style:name="T43" style:family="text">
      <style:text-properties officeooo:rsid="001ab756"/>
    </style:style>
    <style:style style:name="T44" style:family="text">
      <style:text-properties style:use-window-font-color="true" style:font-name="Times New Roman" fo:font-size="12pt" fo:language="fr" fo:country="FR" style:letter-kerning="true" style:font-name-asian="Lucida Sans Unicode" style:font-size-asian="12pt" style:language-asian="zxx" style:country-asian="none" style:font-name-complex="Tahoma4" style:font-size-complex="12pt"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round" draw:fill="none" draw:fill-color="#ffff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start="msArrowEnd_20_5" draw:marker-start-width="0.212cm" draw:marker-start-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25">Plan d'Assurance Qualité</text:p>
      <text:p text:style-name="P26">( PAQ )</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P27">Stefana</text:p>
      <text:p text:style-name="P27">Leandro</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text:p>
          </table:table-cell>
          <table:table-cell table:style-name="Tableau2.C2" table:number-rows-spanned="2" table:number-columns-spanned="2" office:value-type="string">
            <text:p text:style-name="P7">NON VALIDÉ</text:p>
          </table:table-cell>
          <table:covered-table-cell/>
        </table:table-row>
        <table:table-row>
          <table:table-cell table:style-name="Tableau2.A2" office:value-type="string">
            <text:p text:style-name="P6">Dernière mise à jour</text:p>
          </table:table-cell>
          <table:table-cell table:style-name="Tableau2.A2" office:value-type="string">
            <text:p text:style-name="P7">01/0<text:span text:style-name="T37">9</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8">Table des matières</text:p>
          </text:index-title>
          <text:p text:style-name="P29">1 <text:s text:c="2"/>Historique du document<text:tab/><text:a xlink:type="simple" xlink:href="#__RefHeading__488_297275160" text:style-name="Internet_20_link" text:visited-style-name="Internet_20_link">3</text:a></text:p>
          <text:p text:style-name="P29">2 <text:s text:c="2"/>Introduction<text:tab/><text:a xlink:type="simple" xlink:href="#__RefHeading__2445_1078560785" text:style-name="Internet_20_link" text:visited-style-name="Internet_20_link">4</text:a></text:p>
          <text:p text:style-name="P30">2.1 <text:s/>Présentation du projet<text:tab/><text:a xlink:type="simple" xlink:href="#__RefHeading__2447_1078560785" text:style-name="Internet_20_link" text:visited-style-name="Internet_20_link">4</text:a></text:p>
          <text:p text:style-name="P31">2.1.1 <text:s/>Contexte<text:tab/><text:a xlink:type="simple" xlink:href="#__RefHeading__2449_1078560785" text:style-name="Internet_20_link" text:visited-style-name="Internet_20_link">4</text:a></text:p>
          <text:p text:style-name="P31">2.1.2 <text:s/>Objectifs<text:tab/><text:a xlink:type="simple" xlink:href="#__RefHeading__2451_1078560785" text:style-name="Internet_20_link" text:visited-style-name="Internet_20_link">4</text:a></text:p>
          <text:p text:style-name="P30">2.2 <text:s/>Présentation du document<text:tab/><text:a xlink:type="simple" xlink:href="#__RefHeading__2453_1078560785" text:style-name="Internet_20_link" text:visited-style-name="Internet_20_link">4</text:a></text:p>
          <text:p text:style-name="P30">2.3 <text:s/>Document applicables/Documents de référence<text:tab/><text:a xlink:type="simple" xlink:href="#__RefHeading__2455_1078560785" text:style-name="Internet_20_link" text:visited-style-name="Internet_20_link">4</text:a></text:p>
          <text:p text:style-name="P30">2.4 <text:s/>Terminologie et Abréviations<text:tab/><text:a xlink:type="simple" xlink:href="#__RefHeading__2457_1078560785" text:style-name="Internet_20_link" text:visited-style-name="Internet_20_link">5</text:a></text:p>
          <text:p text:style-name="P29">3 <text:s text:c="2"/>Gestion de la documentation<text:tab/><text:a xlink:type="simple" xlink:href="#__RefHeading__2459_1078560785" text:style-name="Internet_20_link" text:visited-style-name="Internet_20_link">5</text:a></text:p>
          <text:p text:style-name="P30">3.1 <text:s/>Outils de production de la documentation<text:tab/><text:a xlink:type="simple" xlink:href="#__RefHeading__2461_1078560785" text:style-name="Internet_20_link" text:visited-style-name="Internet_20_link">5</text:a></text:p>
          <text:p text:style-name="P30">3.2 <text:s/>Gestion de versions-révisions<text:tab/><text:a xlink:type="simple" xlink:href="#__RefHeading__2463_1078560785" text:style-name="Internet_20_link" text:visited-style-name="Internet_20_link">5</text:a></text:p>
          <text:p text:style-name="P30">3.3 <text:s/>Règles de nommage des documents<text:tab/><text:a xlink:type="simple" xlink:href="#__RefHeading__2465_1078560785" text:style-name="Internet_20_link" text:visited-style-name="Internet_20_link">5</text:a></text:p>
          <text:p text:style-name="P30">3.4 <text:s/>Structuration d'un document<text:tab/><text:a xlink:type="simple" xlink:href="#__RefHeading__2467_1078560785" text:style-name="Internet_20_link" text:visited-style-name="Internet_20_link">6</text:a></text:p>
          <text:p text:style-name="P30">3.5 <text:s/>Procédure de modification d'un document<text:tab/><text:a xlink:type="simple" xlink:href="#__RefHeading__2469_1078560785" text:style-name="Internet_20_link" text:visited-style-name="Internet_20_link">7</text:a></text:p>
          <text:p text:style-name="P29">4 <text:s text:c="2"/>Cycle de vie d'un document<text:tab/><text:a xlink:type="simple" xlink:href="#__RefHeading__2471_1078560785" text:style-name="Internet_20_link" text:visited-style-name="Internet_20_link">8</text:a></text:p>
          <text:p text:style-name="P30">4.1 <text:s/>Production<text:tab/><text:a xlink:type="simple" xlink:href="#__RefHeading__2473_1078560785" text:style-name="Internet_20_link" text:visited-style-name="Internet_20_link">8</text:a></text:p>
          <text:p text:style-name="P30">4.2 <text:s/>Vérification/Validation Interne et externe<text:tab/><text:a xlink:type="simple" xlink:href="#__RefHeading__2475_1078560785" text:style-name="Internet_20_link" text:visited-style-name="Internet_20_link">8</text:a></text:p>
          <text:p text:style-name="P30">4.3 <text:s/>Archivage<text:tab/><text:a xlink:type="simple" xlink:href="#__RefHeading__2477_1078560785" text:style-name="Internet_20_link" text:visited-style-name="Internet_20_link">9</text:a></text:p>
          <text:p text:style-name="P29">5 <text:s text:c="2"/>Conclusion<text:tab/><text:a xlink:type="simple" xlink:href="#__RefHeading__2479_1078560785" text:style-name="Internet_20_link" text:visited-style-name="Internet_20_link">9</text:a></text:p>
          <text:p text:style-name="P29">6 <text:s text:c="2"/>Annexe 1 : Modèle de document<text:tab/><text:a xlink:type="simple" xlink:href="#__RefHeading__2481_1078560785" text:style-name="Internet_20_link" text:visited-style-name="Internet_20_link">10</text:a></text:p>
        </text:index-body>
      </text:table-of-content>
      <text:p text:style-name="Standard"/>
      <text:p text:style-name="Standard"/>
      <text:p text:style-name="Standard"/>
      <text:h text:style-name="P41"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string">
            <text:p text:style-name="P4">0<text:span text:style-name="T41">5</text:span>/0<text:span text:style-name="T41">1</text:span>/2011</text:p>
          </table:table-cell>
          <table:table-cell table:style-name="Tableau1.A2" office:value-type="string">
            <text:p text:style-name="P4">Pitiot Billy</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office:value-type="string">
            <text:p text:style-name="P4">0<text:span text:style-name="T41">9</text:span>/0<text:span text:style-name="T41">1</text:span>/2011</text:p>
          </table:table-cell>
          <table:table-cell table:style-name="Tableau1.A2" office:value-type="string">
            <text:p text:style-name="P4">Pitiot Billy</text:p>
          </table:table-cell>
          <table:table-cell table:style-name="Tableau1.C2" office:value-type="float" office:value="0">
            <text:p text:style-name="P5">1.1</text:p>
          </table:table-cell>
          <table:table-cell table:style-name="Tableau1.D2" office:value-type="string">
            <text:p text:style-name="P4">Mise en page conforme au modèle</text:p>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41" text:outline-level="1"><text:bookmark text:name="__RefHeading__2445_1078560785"/>Introduction<text:bookmark-end text:name="__RefHeading__2445_1078560785"/></text:h>
      <text:p text:style-name="P14"> </text:p>
      <text:h text:style-name="Heading_20_2" text:outline-level="2"><text:bookmark text:name="__RefHeading__2447_1078560785"/>Présentation du projet<text:bookmark-end text:name="__RefHeading__2447_1078560785"/></text:h>
      <text:h text:style-name="P42" text:outline-level="3"><text:bookmark text:name="__RefHeading__2449_1078560785"/>Contexte<text:bookmark-end text:name="__RefHeading__2449_1078560785"/></text:h>
      <text:p text:style-name="P16"><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2451_1078560785"/>Objectifs<text:bookmark-end text:name="__RefHeading__2451_1078560785"/></text:h>
      <text:p text:style-name="P15"><text:span text:style-name="T35"><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23"> </text:p>
      <text:h text:style-name="Heading_20_2" text:outline-level="2"><text:bookmark text:name="__RefHeading__2453_1078560785"/>Présentation du document<text:bookmark-end text:name="__RefHeading__2453_1078560785"/></text:h>
      <text:p text:style-name="P14"/>
      <text:p text:style-name="P15"><text:tab/>Ce document (« PAQ ») énonce les modes opératoires, les ressources et la séquence des activités liées à la qualité se rapportant au projet « GSTP ».</text:p>
      <text:p text:style-name="P15"><text:tab/>D’une manière détaillée, <text:span text:style-name="T11">nous allons</text:span> insiste<text:span text:style-name="T11">r</text:span> sur les points suivant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text:span text:style-name="T11">ainsi que</text:span> les outils utilisés durant le projet. </text:p>
      <text:p text:style-name="P15"><text:tab/>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15"><text:tab/>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client d’une mise en œuvre et d’une efficacité qui va donner au projet la qualité requise. Le client pourra ainsi observer la façon avec laquelle les documents ont été élaborés. </text:p>
      <text:p text:style-name="P22"> </text:p>
      <text:h text:style-name="Heading_20_2" text:outline-level="2"><text:bookmark text:name="__RefHeading__2455_1078560785"/>Document applicables/Documents de référence<text:bookmark-end text:name="__RefHeading__2455_1078560785"/></text:h>
      <text:p text:style-name="Text_20_body">Les documents de référence pour le document ci-présent sont les suivants :</text:p>
      <text:list xml:id="list504076566" text:style-name="L9">
        <text:list-item>
          <text:p text:style-name="P40"><text:soft-page-break/>« exemple-PAQ-cnrs.doc »</text:p>
        </text:list-item>
        <text:list-item>
          <text:p text:style-name="P40">« Plan-type de PAQP version 2002.doc »</text:p>
        </text:list-item>
        <text:list-item>
          <text:p text:style-name="P40">Plan-type «dossier de gestion de la documentation » </text:p>
        </text:list-item>
        <text:list-item>
          <text:p text:style-name="P40">« Gestion de la documentation des projets informatiques » proposé par le CNRS (cf. site web du CNRS).</text:p>
        </text:list-item>
        <text:list-item>
          <text:p text:style-name="P40">Autres documents disponible sur le serveur //servif-baie.</text:p>
        </text:list-item>
        <text:list-item>
          <text:p text:style-name="P40">Cours de Qualité Logicielle 4IF</text:p>
        </text:list-item>
      </text:list>
      <text:p text:style-name="P14"> </text:p>
      <text:h text:style-name="Heading_20_2" text:outline-level="2"><text:bookmark text:name="_Toc281986268"/><text:bookmark text:name="__RefHeading__2457_1078560785"/>Terminologie et Abréviations<text:bookmark-end text:name="__RefHeading__2457_1078560785"/></text:h>
      <text:list xml:id="list1822407906" text:style-name="L1">
        <text:list-item>
          <text:list>
            <text:list-item>
              <text:p text:style-name="P32"><text:span text:style-name="T12">PAQ : </text:span>Plan Assurance Qualité</text:p>
            </text:list-item>
          </text:list>
        </text:list-item>
      </text:list>
      <text:list xml:id="list108057429" text:style-name="L2">
        <text:list-item>
          <text:list>
            <text:list-item>
              <text:p text:style-name="P33"><text:span text:style-name="T12">Equipe</text:span> : On appelle « Equipe » l’hexanôme 4312, la maîtrise d’œuvre dans le cadre de l’appel d’offre « GSTP ».</text:p>
            </text:list-item>
          </text:list>
        </text:list-item>
      </text:list>
      <text:list xml:id="list1719436850" text:style-name="L3">
        <text:list-item>
          <text:list>
            <text:list-item>
              <text:p text:style-name="P34"><text:span text:style-name="T12">Projet</text:span> : On appelle « Projet », l’étude réalisé par l’hexanôme 4312 pour l’entreprise « GSTP».</text:p>
            </text:list-item>
          </text:list>
        </text:list-item>
      </text:list>
      <text:p text:style-name="P20"/>
      <text:p text:style-name="P20">Pour une liste complète des termes et abréviations, consultez le document « Glossaire » ( Réf  LIV_Glossaire).</text:p>
      <text:p text:style-name="P20"/>
      <text:h text:style-name="Heading_20_1" text:outline-level="1"><text:bookmark text:name="__RefHeading__2459_1078560785"/>Gestion de la documentation<text:bookmark-end text:name="__RefHeading__2459_1078560785"/></text:h>
      <text:h text:style-name="Heading_20_2" text:outline-level="2"><text:bookmark text:name="__RefHeading__2461_1078560785"/>Outils de production de la documentation<text:bookmark-end text:name="__RefHeading__2461_1078560785"/></text:h>
      <text:p text:style-name="Text_20_body">Nous utiliserons OpenOffice.org pour rédiger tous nos rapports.</text:p>
      <text:p text:style-name="Text_20_body">Une fois finalisé, un document est exporté dans le format PDF.</text:p>
      <text:h text:style-name="Heading_20_2" text:outline-level="2"><text:bookmark text:name="__RefHeading__2463_1078560785"/>Gestion de versions-révisions<text:bookmark-end text:name="__RefHeading__2463_1078560785"/></text:h>
      <text:p text:style-name="P24"/>
      <text:p text:style-name="P15"><text:tab/><text:span text:style-name="T15">Nous utiliserons le système de gestion de versions GIT. Tous les documents seront donc sauvegardés en ligne sur le site github.com.</text:span></text:p>
      <text:p text:style-name="P15"><text:tab/>Grâce à cela, nous pourrons partager facilement les documents, nous pourrons gérer facilement les conflits en cas de modification d'un même document par plusieurs personnes <text:span text:style-name="T38">car </text:span>GIT fusionne les deux documents tout seul si les modifications sont sur des lignes différentes (il faut donc bien refaire un contrôle cohérence lorsque l'on voit que GIT a fusionné automatiquement).</text:p>
      <text:p text:style-name="P15"><text:span text:style-name="T15"><text:tab/>De plus, GIT nous permet de gérer les versions-révisions de nos documents. En effet, à chaque fois que l'on m</text:span><text:span text:style-name="T16">et</text:span><text:span text:style-name="T15"> à jour nos documents, GIT enregistre les modifications effectuées : numéro des lignes supprimées, ajoutées, modifiées et leur contenu. Il peut ainsi facilement revenir à une version antérieure en cas de problème.</text:span></text:p>
      <text:p text:style-name="P14"/>
      <text:h text:style-name="Heading_20_2" text:outline-level="2"><text:bookmark text:name="__RefHeading__2465_1078560785"/><text:span text:style-name="T5">Règle</text:span><text:span text:style-name="T6">s</text:span><text:span text:style-name="T5"> d</text:span><text:span text:style-name="T7">e nommage</text:span><text:span text:style-name="T5"> des documents</text:span><text:bookmark-end text:name="__RefHeading__2465_1078560785"/></text:h>
      <text:p text:style-name="P10"/>
      <text:p text:style-name="P15"><text:tab/>Les documents produits doivent suivre un formalisme d’identification identique. Cet identifiant constitue la référence du document. Ceci permet un accès rapide à un document précis et donc une meilleure gestion de la documentation. Le formalisme d’identification est le suivant : </text:p>
      <text:p text:style-name="P15"><text:tab/>NomDuProjet/NatureDuDocument/XXX_YYY_ZZZ.VVV</text:p>
      <text:p text:style-name="P15"> </text:p>
      <text:p text:style-name="P15"><text:soft-page-break/>Voici la description de chaque champ :</text:p>
      <text:list xml:id="list1966944505" text:style-name="L4">
        <text:list-item>
          <text:list>
            <text:list-item>
              <text:p text:style-name="P35"><text:span text:style-name="T17">NomDuProjet :</text:span> Représente le nom du projet, est fixe pour tous les documents produits dans le projet « GSTP » et vaut <text:span text:style-name="T12">GSTP.</text:span></text:p>
            </text:list-item>
          </text:list>
        </text:list-item>
      </text:list>
      <text:list xml:id="list1229146420" text:style-name="L5">
        <text:list-item>
          <text:list>
            <text:list-item>
              <text:p text:style-name="P37">NatureDuDocument : </text:p>
            </text:list-item>
          </text:list>
        </text:list-item>
      </text:list>
      <text:p text:style-name="P17"><text:span text:style-name="T17"><text:tab/><text:tab/></text:span>Représente la nature du document.</text:p>
      <text:p text:style-name="P15"><text:tab/><text:tab/><text:span text:style-name="T39">-</text:span><text:span text:style-name="T4"> </text:span><text:span text:style-name="T8">gestio</text:span><text:span text:style-name="T9">n</text:span><text:span text:style-name="T8">Projet</text:span> : Document concernant la Gestion</text:p>
      <text:p text:style-name="P15"><text:tab/><text:tab/><text:span text:style-name="T39">-</text:span><text:span text:style-name="T4"> </text:span><text:span text:style-name="T8">qualite</text:span> : Document concernant la Qualité</text:p>
      <text:p text:style-name="P15"><text:tab/><text:tab/><text:span text:style-name="T39">-</text:span><text:span text:style-name="T4"> </text:span><text:span text:style-name="T10">livrableFini</text:span><text:span text:style-name="T12"> </text:span>: Livrables finalisés </text:p>
      <text:p text:style-name="P15"><text:tab/><text:tab/>Documents de développement</text:p>
      <text:p text:style-name="P15"><text:tab/><text:tab/><text:span text:style-name="T39">-</text:span><text:span text:style-name="T4"> </text:span><text:span text:style-name="T10">expressionBesoins</text:span><text:span text:style-name="T13"> </text:span>: <text:s/>Expression des besoins</text:p>
      <text:p text:style-name="P15"><text:tab/><text:tab/><text:span text:style-name="T39">-</text:span><text:span text:style-name="T4"> </text:span><text:span text:style-name="T8">constructionSolutions</text:span> : Construction des solutions</text:p>
      <text:p text:style-name="P15"><text:tab/><text:tab/><text:span text:style-name="T39">-</text:span><text:span text:style-name="T4"> </text:span><text:span text:style-name="T10">evaluation</text:span><text:span text:style-name="T13"> </text:span>: Evaluation <text:s/><text:span text:style-name="T39">des solutions </text:span>– dossier choix</text:p>
      <text:p text:style-name="P15"><text:tab/><text:tab/><text:span text:style-name="T39">-</text:span><text:span text:style-name="T4"> </text:span><text:span text:style-name="T10">bilanPersonnels</text:span><text:span text:style-name="T13"> </text:span>: Bilans Personnels</text:p>
      <text:p text:style-name="P15"><text:tab/><text:tab/><text:span text:style-name="T39">-</text:span><text:span text:style-name="T4"> </text:span><text:span text:style-name="T10">soutenance</text:span><text:span text:style-name="T13"> </text:span>: <text:span text:style-name="T39">documents concernant la s</text:span>outenance</text:p>
      <text:list xml:id="list1186892224" text:style-name="L6">
        <text:list-item>
          <text:list>
            <text:list-item>
              <text:p text:style-name="P38">Identifiant du document : </text:p>
            </text:list-item>
          </text:list>
        </text:list-item>
      </text:list>
      <text:p text:style-name="P15">« XXX » le type de fichier</text:p>
      <text:p text:style-name="P15"><text:tab/><text:tab/><text:span text:style-name="T40">-</text:span><text:span text:style-name="T4"> </text:span>MOD pour « Modèle »</text:p>
      <text:p text:style-name="P15"><text:tab/><text:tab/><text:span text:style-name="T40">-</text:span><text:span text:style-name="T4"> </text:span>COM pour « Communication »</text:p>
      <text:p text:style-name="P15"><text:tab/><text:tab/><text:span text:style-name="T40">-</text:span><text:span text:style-name="T4"> </text:span>LIV pour « Livrable »</text:p>
      <text:p text:style-name="P15"><text:tab/><text:tab/><text:span text:style-name="T40">-</text:span><text:span text:style-name="T4"> </text:span>ANN pour « Annexe »</text:p>
      <text:p text:style-name="P15"><text:tab/><text:tab/><text:span text:style-name="T40">-</text:span><text:span text:style-name="T4"> </text:span>DRA pour « Draft »</text:p>
      <text:p text:style-name="P15"><text:tab/><text:tab/><text:span text:style-name="T40">-</text:span><text:span text:style-name="T4"> </text:span>FIC pour « Fiche ».</text:p>
      <text:p text:style-name="P15">YYY le nom spécifique du fichier en suivant les règles suivantes</text:p>
      <text:p text:style-name="P15"><text:tab/><text:tab/><text:span text:style-name="T40">- </text:span>On n’utilise pas d’accents ;</text:p>
      <text:p text:style-name="P15"><text:tab/><text:tab/><text:span text:style-name="T40">-</text:span><text:span text:style-name="T4"> </text:span>Les mots sont séparés par le caractère « _ »</text:p>
      <text:p text:style-name="P15">ZZZ l’auteur du fichier</text:p>
      <text:p text:style-name="P15">VVV l’extension du fichier</text:p>
      <text:p text:style-name="P11"/>
      <text:h text:style-name="Heading_20_2" text:outline-level="2"><text:bookmark text:name="__RefHeading__2467_1078560785"/><text:span text:style-name="T19">Structuration </text:span><text:span text:style-name="T20">d'un document</text:span><text:bookmark-end text:name="__RefHeading__2467_1078560785"/></text:h>
      <text:p text:style-name="P15"><text:tab/>Outre l’identification du document, celui-ci doit également être structuré de façon homogène. Cette structuration commune est essentielle à une bonne lisibilité. Tous les documents doivent donc être structurés de la manière suivante (<text:span text:style-name="T12">les drafts n’obéissent pas à ces règles mais il est toutefois conseillé de garder une structuration </text:span><text:span text:style-name="T14">et surtout un suivi des modifications</text:span>).</text:p>
      <text:p text:style-name="P15"><text:s/></text:p>
      <text:p text:style-name="P18">Page de garde (premi<text:span text:style-name="T21">è</text:span>r<text:span text:style-name="T21">e</text:span> page):</text:p>
      <text:list xml:id="list1612463364" text:style-name="L7">
        <text:list-item>
          <text:p text:style-name="P36">Titre du document.</text:p>
        </text:list-item>
        <text:list-item>
          <text:p text:style-name="P36">Sous-titre ou courte description - objet du document pour décrire brièvement le document <text:span text:style-name="T12">(quelques lignes au maximum)</text:span>.</text:p>
        </text:list-item>
        <text:list-item>
          <text:p text:style-name="P36">Auteurs (nom, prénom)</text:p>
        </text:list-item>
        <text:list-item>
          <text:p text:style-name="P36">Maitrise d'œuvre: H4312</text:p>
        </text:list-item>
        <text:list-item>
          <text:p text:style-name="P36">Maitrise d'Ouvrage: GSTP (dans ce cas là)</text:p>
        </text:list-item>
        <text:list-item>
          <text:p text:style-name="P36">2 tableaux avec des informations sur l'état du document: </text:p>
          <text:list>
            <text:list-item>
              <text:list>
                <text:list-item>
                  <text:p text:style-name="P36">Référence du document.</text:p>
                </text:list-item>
                <text:list-item>
                  <text:p text:style-name="P36">Numéro de version (partie entière) pour les évolutions majeures et indice de révision (partie décimale)pour les évolutions mineures : <text:span text:style-name="T12">1.0</text:span>, <text:span text:style-name="T12">1.1</text:span>, etc.</text:p>
                </text:list-item>
                <text:list-item>
                  <text:p text:style-name="P36">Degré d’avancement du document: <text:span text:style-name="T12">Débuté,</text:span> <text:span text:style-name="T12">Avancé, Terminé</text:span>. Un document en perpétuelle modification (ex: glossaire) ne comporte pas ce champ.</text:p>
                </text:list-item>
                <text:list-item>
                  <text:p text:style-name="P36">Date de dernière mise à jour dans le format: <text:span text:style-name="T12">JJ/MM/AA</text:span>.</text:p>
                </text:list-item>
                <text:list-item>
                  <text:p text:style-name="P36">[Optionnel] Les documents devant être validés doivent porter la mention <text:span text:style-name="T12">A Valider</text:span>. Une fois fait, la mention est retirée pour être remplacée par un visa <text:soft-page-break/>accompagné de la <text:span text:style-name="T22">date et du nom du responsable de la validation.</text:span></text:p>
                  <text:p text:style-name="P36"/>
                </text:list-item>
              </text:list>
            </text:list-item>
          </text:list>
        </text:list-item>
      </text:list>
      <text:p text:style-name="P18">Sommaire (<text:span text:style-name="T21">deuxième</text:span> page):</text:p>
      <text:p text:style-name="P15"><text:tab/>Chaque document devra comporter un sommaire afin de faciliter l’accès à telle ou telle partie du document. La conséquence directe est donc la pagination du document. Le sommaire reprend les titres des parties (chapitres) et des sous-parties (paragraphes).</text:p>
      <text:p text:style-name="P15"/>
      <text:p text:style-name="P18">Table des révisions (<text:span text:style-name="T36">troisième</text:span> page) [Optionnel] :</text:p>
      <text:p text:style-name="P15"><text:tab/>Elle reprend toutes les modifications du document. C’est donc un outil de suivi (historique). Si aucune révision n’a été faite, elle ne figure pas. Toutes les entrées doivent contenir les informations suivantes:</text:p>
      <text:list xml:id="list1218250437" text:continue-numbering="true" text:style-name="L7">
        <text:list-item>
          <text:list>
            <text:list-item>
              <text:list>
                <text:list-item>
                  <text:p text:style-name="P36">Date de révision toujours dans le format <text:span text:style-name="T12">JJ/MM/AA</text:span>.</text:p>
                </text:list-item>
                <text:list-item>
                  <text:p text:style-name="P36">Auteur(s).</text:p>
                </text:list-item>
                <text:list-item>
                  <text:p text:style-name="P36">Numéro de version (ex: <text:span text:style-name="T12">1.0</text:span>).</text:p>
                </text:list-item>
                <text:list-item>
                  <text:p text:style-name="P36">Sujet de la modification <text:span text:style-name="T12">(1 ou 2 lignes)</text:span>..</text:p>
                  <text:p text:style-name="P36"/>
                </text:list-item>
              </text:list>
            </text:list-item>
          </text:list>
        </text:list-item>
      </text:list>
      <text:p text:style-name="P18">Pour chaque page:</text:p>
      <text:list xml:id="list627011263" text:continue-numbering="true" text:style-name="L7">
        <text:list-item>
          <text:list>
            <text:list-item>
              <text:list>
                <text:list-item>
                  <text:p text:style-name="P36">Un en-tête est obligatoire: le nom de la Maitrise d'œuvre: <text:span text:style-name="T12">H4312 </text:span><text:span text:style-name="T23">et </text:span>le titre du document. <text:s/></text:p>
                </text:list-item>
                <text:list-item>
                  <text:p text:style-name="P36">Un pied-de-page: <text:s/>le nombre de page sur le nombre total de pages (ex: <text:s/><text:span text:style-name="T12">p. 3/15</text:span>).</text:p>
                </text:list-item>
                <text:list-item>
                  <text:p text:style-name="P36">Le texte contenu dans le document est justifié et une vérification orthographique est indispensable. La police utilisée sera «Arial»,  de taille 11. </text:p>
                </text:list-item>
              </text:list>
            </text:list-item>
          </text:list>
        </text:list-item>
      </text:list>
      <text:p text:style-name="P15"/>
      <text:p text:style-name="P18">Début du document : </text:p>
      <text:p text:style-name="P15"/>
      <text:p text:style-name="P15"><text:tab/>Il s’agit d’une introduction qui est commune à la plupart des documents. On présente le projet, le document en lui-même, les documents sur lesquels s’appuyer et une partie terminologie. La structure est la suivante:</text:p>
      <text:list xml:id="list323156424" text:continue-numbering="true" text:style-name="L7">
        <text:list-item>
          <text:list>
            <text:list-item>
              <text:list>
                <text:list-item>
                  <text:p text:style-name="P36">Présentation du projet (cf. dossier d’initialisation) avec les deux paragraphes contexte et objectifs.</text:p>
                </text:list-item>
                <text:list-item>
                  <text:p text:style-name="P36"><text:span text:style-name="T4"><text:s/></text:span>Présentation du document </text:p>
                </text:list-item>
                <text:list-item>
                  <text:p text:style-name="P36">Liste des documents applicables et des documents de référence.<text:span text:style-name="T4"> </text:span></text:p>
                </text:list-item>
                <text:list-item>
                  <text:p text:style-name="P36">Terminologie/Abréviations: définition de tous les termes nécessitant des précisions. Le contenu de cette sous-partie peut se trouver dans le document «Glossaire», si tel est le cas, un renvoi (pour le lecteur) doit obligatoirement être indiqué.</text:p>
                </text:list-item>
              </text:list>
            </text:list-item>
          </text:list>
        </text:list-item>
      </text:list>
      <text:p text:style-name="P15"/>
      <text:p text:style-name="P15">Exemple : <text:span text:style-name="T20">voir Annexe 1</text:span></text:p>
      <text:p text:style-name="P11"/>
      <text:h text:style-name="P43" text:outline-level="2"><text:bookmark text:name="__RefHeading__2469_1078560785"/>Procédure de modification d'un document<text:bookmark-end text:name="__RefHeading__2469_1078560785"/></text:h>
      <text:p text:style-name="P15"><text:tab/>Avant de modifier un document, il faut toujours penser à vérifier si la version que l'on a est à jour. Il faut donc mettre à jour son dépôt GIT.</text:p>
      <text:p text:style-name="P15">Une fois que l'on est à jour, on peut modifier le document.</text:p>
      <text:p text:style-name="P15"><text:span text:style-name="T18">Lorsque la modification est effectuée, il faut bien penser à le partager à nouveau sur GIT </text:span><text:span text:style-name="T24">et à indiquer dans les message de log les modifications effectuées.</text:span></text:p>
      <text:p text:style-name="P21"/>
      <text:p text:style-name="P21"/>
      <text:h text:style-name="Heading_20_1" text:outline-level="1"><text:bookmark text:name="__RefHeading__2471_1078560785"/><text:soft-page-break/>Cycle de vie d'un document<text:bookmark-end text:name="__RefHeading__2471_1078560785"/></text:h>
      <text:p text:style-name="P12"/>
      <text:h text:style-name="Heading_20_2" text:outline-level="2"><text:bookmark text:name="__RefHeading__2473_1078560785"/>Production<text:bookmark-end text:name="__RefHeading__2473_1078560785"/></text:h>
      <text:p text:style-name="P12"/>
      <text:p text:style-name="Text_20_body">Production d'un document :</text:p>
      <text:list xml:id="list1877646661" text:style-name="L8">
        <text:list-item>
          <text:list>
            <text:list-item>
              <text:p text:style-name="P39"><text:span text:style-name="T26">Création : </text:span><text:span text:style-name="T27">Répartition du travail au sein de l'équipe. </text:span><text:span text:style-name="T25">Chaque personne crée son propre fichier en suivant le formalisme détaillé ci-dessus (partie 2.2)</text:span></text:p>
            </text:list-item>
            <text:list-item>
              <text:p text:style-name="P39"><text:span text:style-name="T28">Modification : </text:span><text:span text:style-name="T27">Chaque personne modifie sa partie </text:span><text:span text:style-name="T20">comme décrit dans la « procédure de modification d'un document ».</text:span></text:p>
            </text:list-item>
            <text:list-item>
              <text:p text:style-name="P39"><text:span text:style-name="T29">Terminaison : Lorsque toutes les parties sont marquées comme étant finie, </text:span><text:span text:style-name="T30">on rentre dans la phase de validation</text:span></text:p>
            </text:list-item>
          </text:list>
        </text:list-item>
      </text:list>
      <text:p text:style-name="P12"/>
      <text:h text:style-name="Heading_20_2" text:outline-level="2"><text:bookmark text:name="__RefHeading__2475_1078560785"/>Vérification/Validation Interne et externe<text:bookmark-end text:name="__RefHeading__2475_1078560785"/></text:h>
      <text:p text:style-name="P13"/>
      <text:p text:style-name="Text_20_body">Les documents seront rédigés par équipes. Idéalement ces équipes seront des binômes.</text:p>
      <text:p text:style-name="Text_20_body"><text:span text:style-name="T25">Une p</text:span>remière vérification <text:span text:style-name="T25">sera</text:span> effectuée par les membres de l'équipe : chaque membre fait une vérification sur le fond de la cohérence et de la justesse du contenu écrit par les autres membres.</text:p>
      <text:p text:style-name="Text_20_body"/>
      <text:p text:style-name="Text_20_body"><text:span text:style-name="T25">Puis une vérification est effectuée par le Responsable Qualité. Il veille à ce que la forme soit bien respectée et cherche à détecter les incohérences. </text:span><text:span text:style-name="T31">En cas de problème il prévient l'équipe au plus vite et règle le problème avec eux.</text:span></text:p>
      <text:p text:style-name="Text_20_body"/>
      <text:p text:style-name="Text_20_body"><text:span text:style-name="T25">Une fois qu'il l'a validé, </text:span><text:span text:style-name="T32">il génère le fichier pdf (à partir du odt final) puis</text:span><text:span text:style-name="T25"> envoi le document au chef de projet qui approuve la validation interne et le soumet à la validation externe par le biais de moodle.</text:span></text:p>
      <text:p text:style-name="Text_20_body"/>
      <text:p text:style-name="Text_20_body"><draw:frame text:anchor-type="char" draw:z-index="16" draw:style-name="gr1" draw:text-style-name="P44" svg:width="4.075cm" svg:height="0.821cm" svg:x="2.48cm" svg:y="0.168cm"><draw:text-box><text:p text:style-name="P44"><text:span text:style-name="T44">Demande de validation</text:span></text:p></draw:text-box></draw:frame><draw:frame text:anchor-type="char" draw:z-index="17" draw:style-name="gr4" draw:text-style-name="P46" svg:width="9.499cm" svg:height="0.662cm" svg:x="6.713cm" svg:y="0.302cm"><draw:text-box><text:p text:style-name="P46"><text:span text:style-name="T44">Lorsque le rédacteur estime que le livrable est prêt</text:span></text:p></draw:text-box></draw:frame></text:p>
      <text:p text:style-name="Text_20_body"/>
      <text:p text:style-name="Text_20_body"><draw:line text:anchor-type="char" draw:z-index="4" draw:style-name="gr2" draw:text-style-name="P45" svg:x1="4.459cm" svg:y1="1.85cm" svg:x2="4.459cm" svg:y2="0.095cm"><text:p/></draw:line></text:p>
      <text:p text:style-name="Text_20_body"><draw:frame text:anchor-type="char" draw:z-index="0" draw:style-name="gr1" draw:text-style-name="P44" svg:width="4.075cm" svg:height="0.729cm" svg:x="2.48cm" svg:y="1.376cm"><draw:text-box><text:p text:style-name="P44"><text:span text:style-name="T44">Relecture par l 'équipe</text:span></text:p></draw:text-box></draw:frame></text:p>
      <text:p text:style-name="Text_20_body"/>
      <text:p text:style-name="Text_20_body"/>
      <text:p text:style-name="Text_20_body"><draw:frame text:anchor-type="char" draw:z-index="1" draw:style-name="gr1" draw:text-style-name="P44" svg:width="4.075cm" svg:height="0.729cm" svg:x="2.506cm" svg:y="2.512cm"><draw:text-box><text:p text:style-name="P44"><text:span text:style-name="T44">Q&amp;A avec l'équipe</text:span></text:p></draw:text-box></draw:frame><draw:frame text:anchor-type="char" draw:z-index="2" draw:style-name="gr1" draw:text-style-name="P44" svg:width="4.075cm" svg:height="0.729cm" svg:x="4.538cm" svg:y="4.306cm"><draw:text-box><text:p text:style-name="P44"><text:span text:style-name="T44">Modifications</text:span></text:p></draw:text-box></draw:frame><draw:frame text:anchor-type="char" draw:z-index="11" draw:style-name="gr4" draw:text-style-name="P46" svg:width="9.499cm" svg:height="0.662cm" svg:x="6.74cm" svg:y="0.194cm"><draw:text-box><text:p text:style-name="P46"><text:span text:style-name="T44">Chacun de son côté</text:span></text:p></draw:text-box></draw:frame></text:p>
      <text:p text:style-name="Text_20_body"><draw:line text:anchor-type="char" draw:z-index="5" draw:style-name="gr2" draw:text-style-name="P45" svg:x1="4.464cm" svg:y1="2.037cm" svg:x2="4.459cm" svg:y2="0.263cm"><text:p/></draw:line></text:p>
      <text:p text:style-name="Text_20_body"/>
      <text:p text:style-name="Text_20_body"/>
      <text:p text:style-name="Text_20_body"/>
      <text:p text:style-name="Text_20_body"><draw:frame text:anchor-type="char" draw:z-index="12" draw:style-name="gr4" draw:text-style-name="P46" svg:width="9.499cm" svg:height="0.662cm" svg:x="6.872cm" svg:y="0.273cm"><draw:text-box><text:p text:style-name="P46"><text:span text:style-name="T44">Lors de la réunion suivante</text:span></text:p></draw:text-box></draw:frame></text:p>
      <text:p text:style-name="Text_20_body"/>
      <text:p text:style-name="Text_20_body"><draw:line text:anchor-type="char" draw:z-index="6" draw:style-name="gr2" draw:text-style-name="P45" svg:x1="6.316cm" svg:y1="1.144cm" svg:x2="6.316cm" svg:y2="0.079cm"><text:p/></draw:line><draw:line text:anchor-type="char" draw:z-index="10" draw:style-name="gr3" draw:text-style-name="P45" svg:x1="3.962cm" svg:y1="0.159cm" svg:x2="3.955cm" svg:y2="2.881cm"><text:p/></draw:line></text:p>
      <text:p text:style-name="Text_20_body"/>
      <text:p text:style-name="Text_20_body"><draw:frame text:anchor-type="char" draw:z-index="13" draw:style-name="gr4" draw:text-style-name="P46" svg:width="8.229cm" svg:height="0.662cm" svg:x="8.777cm" svg:y="0.309cm"><draw:text-box><text:p text:style-name="P46"><text:span text:style-name="T44">Sitôt la réunion terminée</text:span></text:p></draw:text-box></draw:frame></text:p>
      <text:p text:style-name="Text_20_body"/>
      <text:p text:style-name="Text_20_body"><draw:line text:anchor-type="char" draw:z-index="7" draw:style-name="gr2" draw:text-style-name="P45" svg:x1="6.152cm" svg:y1="0.067cm" svg:x2="6.152cm" svg:y2="1.099cm"><text:p/></draw:line><draw:line text:anchor-type="char" draw:z-index="20" draw:style-name="gr2" draw:text-style-name="P45" svg:x1="7.193cm" svg:y1="1.049cm" svg:x2="7.193cm" svg:y2="0.067cm"><text:p/></draw:line></text:p>
      <text:p text:style-name="Text_20_body"/>
      <text:p text:style-name="Text_20_body"><draw:frame text:anchor-type="char" draw:z-index="3" draw:style-name="gr1" draw:text-style-name="P44" svg:width="4.075cm" svg:height="0.729cm" svg:x="3.745cm" svg:y="0.145cm"><draw:text-box><text:p text:style-name="P44"><text:span text:style-name="T44">Relecture par le RQ</text:span></text:p></draw:text-box></draw:frame><draw:frame text:anchor-type="char" draw:z-index="14" draw:style-name="gr4" draw:text-style-name="P46" svg:width="8.229cm" svg:height="1.061cm" svg:x="8.195cm" svg:y="0.055cm"><draw:text-box><text:p text:style-name="P46"><text:span text:style-name="T44">Re-vérification et renvoi éventuel en modification si le RQ l'estime nécessaire</text:span></text:p></draw:text-box></draw:frame></text:p>
      <text:p text:style-name="Text_20_body"/>
      <text:p text:style-name="Text_20_body"/>
      <text:p text:style-name="Text_20_body"><draw:line text:anchor-type="char" draw:z-index="21" draw:style-name="gr2" draw:text-style-name="P45" svg:x1="5.711cm" svg:y1="1.348cm" svg:x2="5.711cm" svg:y2="0.247cm"><text:p/></draw:line><text:soft-page-break/></text:p>
      <text:p text:style-name="Text_20_body"/>
      <text:p text:style-name="Text_20_body"><draw:frame text:anchor-type="char" draw:z-index="8" draw:style-name="gr1" draw:text-style-name="P44" svg:width="4.075cm" svg:height="0.729cm" svg:x="3.745cm" svg:y="0.445cm"><draw:text-box><text:p text:style-name="P44"><text:span text:style-name="T44">Validation par le RQ</text:span></text:p></draw:text-box></draw:frame><draw:frame text:anchor-type="char" draw:z-index="15" draw:style-name="gr4" draw:text-style-name="P46" svg:width="8.229cm" svg:height="1.061cm" svg:x="8.089cm" svg:y="0.42cm"><draw:text-box><text:p text:style-name="P46"><text:span text:style-name="T44">Le RQ informe les collaborateurs et met à jour l'état du livrable (dossier de suivi)</text:span></text:p></draw:text-box></draw:frame></text:p>
      <text:p text:style-name="Text_20_body"/>
      <text:p text:style-name="Text_20_body"><draw:line text:anchor-type="char" draw:z-index="9" draw:style-name="gr2" draw:text-style-name="P45" svg:x1="5.697cm" svg:y1="1.099cm" svg:x2="5.697cm" svg:y2="0.27cm"><text:p/></draw:line></text:p>
      <text:p text:style-name="Text_20_body"><draw:frame text:anchor-type="char" draw:z-index="19" draw:style-name="gr4" draw:text-style-name="P46" svg:width="8.229cm" svg:height="1.587cm" svg:x="8.089cm" svg:y="0.369cm"><draw:text-box><text:p text:style-name="P46"><text:span text:style-name="T44">Le CdP reçoit le fichier, valide sa finalisation et le remet à la maîtrise d'ouvrage pour la validation extene</text:span></text:p></draw:text-box></draw:frame></text:p>
      <text:p text:style-name="Text_20_body"><draw:frame text:anchor-type="char" draw:z-index="18" draw:style-name="gr1" draw:text-style-name="P44" svg:width="4.075cm" svg:height="0.729cm" svg:x="3.745cm" svg:y="0.233cm"><draw:text-box><text:p text:style-name="P44"><text:span text:style-name="T44">Validation par le CdP</text:span></text:p></draw:text-box></draw:frame></text:p>
      <text:p text:style-name="Text_20_body"/>
      <text:p text:style-name="Text_20_body"/>
      <text:h text:style-name="Heading_20_2" text:outline-level="2"><text:bookmark text:name="__RefHeading__2477_1078560785"/>Archivage<text:bookmark-end text:name="__RefHeading__2477_1078560785"/></text:h>
      <text:p text:style-name="Text_20_body"/>
      <text:p text:style-name="Text_20_body">Les fonctions d'archivage sont effectuées grâce au système de gestion de version : GIT.</text:p>
      <text:p text:style-name="Text_20_body">Il ne sera gardé aucune copie papier des différents livrables <text:span text:style-name="T36">si ce n'est par la maîtrise d'ouvrage. </text:span><text:span text:style-name="T42">Tout nos documents seront en revanche disponibles sur le serveur github.com et seront </text:span><text:span text:style-name="T43">conservés jusqu'en avril 2011.</text:span></text:p>
      <text:p text:style-name="Text_20_body"/>
      <text:h text:style-name="Heading_20_1" text:outline-level="1"><text:bookmark text:name="__RefHeading__2479_1078560785"/>Conclusion<text:bookmark-end text:name="__RefHeading__2479_1078560785"/></text:h>
      <text:p text:style-name="Text_20_body"/>
      <text:p text:style-name="Text_20_body"><text:tab/>Ce document établi le Plan d'Assurance Qualité. Il permet à chaque membres de l'équipe de connaître les règles à suivre lors de la rédaction de documentation.</text:p>
      <text:p text:style-name="Text_20_body"><text:span text:style-name="T11"><text:tab/></text:span><text:span text:style-name="T33">Il doit être consulté à chaque fois qu'il y a un doute sur la façon d'agir et le Responsable Qualité vérifiera son application pour un bon déroulement du projet. En effet, si tout le monde respecte les règles </text:span><text:span text:style-name="T34">énoncées</text:span><text:span text:style-name="T33"> dans ce document, la gestion de la documentation en sera d'autant simplifiée car nous gardons une trace des toutes les modifications, nous suivons une procédure de validation claire. Ces procédures et règles peuvent sembler lourdes au premier abord mais elles sont nécessaires pour avoir la certitude de produire une documentation de qualité.</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 text:name="__RefHeading__2481_1078560785"/><text:span text:style-name="T1">Annexe </text:span><text:span text:style-name="T2">1 : </text:span><text:span text:style-name="T3">Modèle de </text:span><text:span text:style-name="T35">document</text:span><text:bookmark-end text:name="__RefHeading__2481_107856078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5" svg:font-family="Tahoma"/>
    <style:font-face style:name="Colibri1" svg:font-family="Colibri"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1" svg:font-family="'Arial Unicode MS'" style:font-pitch="variable"/>
    <style:font-face style:name="Lucida Sans Unicode" svg:font-family="'Lucida Sans Unicode'" style:font-pitch="variable"/>
    <style:font-face style:name="Tahoma4" svg:font-family="Tahoma"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marker draw:name="msArrowEnd_20_5" draw:display-name="msArrowEnd 5" svg:viewBox="0 0 120 120" svg:d="m60 0 60 120h-1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Plan d'assurance Qualité</text:title></text:p>
      </style:header>
      <style:footer>
        <text:p text:style-name="Spec_20_-_20_Note_20_de_20_bas_20_de_20_page">Page <text:page-number text:select-page="current">10</text:page-number> sur <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7:46:39</meta:creation-date>
    <meta:editing-duration>PT00H56M16S</meta:editing-duration>
    <meta:editing-cycles>13</meta:editing-cycles>
    <meta:generator>OpenOffice.org/3.2$Unix OpenOffice.org_project/320m19$Build-9505</meta:generator>
    <dc:subject>PAQ</dc:subject>
    <dc:title>Plan d'assurance Qualité</dc:title>
    <meta:keyword>documentation</meta:keyword>
    <meta:keyword>spécification</meta:keyword>
    <meta:keyword>guide</meta:keyword>
    <meta:keyword>rédaction</meta:keyword>
    <meta:initial-creator>Billy </meta:initial-creator>
    <dc:date>2011-01-11T18:44:17</dc:date>
    <dc:creator>Billy </dc:creator>
    <meta:document-statistic meta:table-count="3" meta:image-count="0" meta:object-count="0" meta:page-count="10" meta:paragraph-count="180" meta:word-count="2034" meta:character-count="12582"/>
    <meta:user-defined meta:name="Info 2"/>
    <meta:user-defined meta:name="Info 3"/>
    <meta:user-defined meta:name="Info 4"/>
    <meta:user-defined meta:name="License">&lt;a href="http://templates.services.openoffice.org/bsd-license"&gt;BSD&lt;/a&gt; </meta:user-defined>
  </office:meta>
</office:document-meta>
</file>